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5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92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Stock Price(So)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string">
            <text:p>Strike Price (K)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Risk free rate \(r)</text:p>
          </table:table-cell>
          <table:table-cell office:value-type="float" office:value="0.1">
            <text:p>0.1</text:p>
          </table:table-cell>
          <table:table-cell table:number-columns-repeated="2"/>
        </table:table-row>
        <table:table-row table:style-name="ro1">
          <table:table-cell office:value-type="string">
            <text:p>Volatility (v)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Time to maturity (T)</text:p>
          </table:table-cell>
          <table:table-cell office:value-type="float" office:value="0.5">
            <text:p>0.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1</text:p>
          </table:table-cell>
          <table:table-cell table:style-name="ce1" table:formula="oooc:=(LN(So/K)+((r+((v*v)/2))*T))/(v*POWER(T;0.5))" office:value-type="float" office:value="0.769262628106031">
            <text:p>0.7692626281</text:p>
          </table:table-cell>
        </table:table-row>
        <table:table-row table:style-name="ro1">
          <table:table-cell table:number-columns-repeated="2"/>
          <table:table-cell office:value-type="string">
            <text:p>d2</text:p>
          </table:table-cell>
          <table:table-cell table:style-name="ce1" table:formula="oooc:=(LN(So/K)+((r-((v*v)/2))*T))/(v*POWER(T;0.5))" office:value-type="float" office:value="0.627841271868722">
            <text:p>0.627841271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ooc:=(So*NORMSDIST(_d1)) - K*EXP(-r*T)*NORMSDIST(_d2)" office:value-type="float" office:value="4.75942239293527">
            <text:p>4.76</text:p>
          </table:table-cell>
        </table:table-row>
        <table:table-row table:style-name="ro1">
          <table:table-cell table:number-columns-repeated="2"/>
          <table:table-cell office:value-type="string">
            <text:p>p</text:p>
          </table:table-cell>
          <table:table-cell table:formula="oooc:=K*EXP(-r*T)*NORMSDIST(-_d2) - (So*NORMSDIST(-_d1))" office:value-type="float" office:value="0.808599372963837">
            <text:p>0.8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So" table:base-cell-address="$Sheet1.$B$3" table:cell-range-address="$Sheet1.$B$3"/>
        <table:named-range table:name="K" table:base-cell-address="$Sheet1.$B$4" table:cell-range-address="$Sheet1.$B$4"/>
        <table:named-range table:name="r" table:base-cell-address="$Sheet1.$B$5" table:cell-range-address="$Sheet1.$B$5"/>
        <table:named-range table:name="v" table:base-cell-address="$Sheet1.$B$6" table:cell-range-address="$Sheet1.$B$6"/>
        <table:named-range table:name="T" table:base-cell-address="$Sheet1.$B$7" table:cell-range-address="$Sheet1.$B$7"/>
        <table:named-range table:name="_d1" table:base-cell-address="$Sheet1.$D$10" table:cell-range-address="$Sheet1.$D$10"/>
        <table:named-range table:name="_d2" table:base-cell-address="$Sheet1.$D$11" table:cell-range-address="$Sheet1.$D$11"/>
        <table:named-range table:name="c" table:base-cell-address="$Sheet1.$D$12" table:cell-range-address="$Sheet1.$D$12"/>
        <table:named-range table:name="p" table:base-cell-address="$Sheet1.$D$13" table:cell-range-address="$Sheet1.$D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1">06/11/2007</text:date>, <text:time>17:3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6-11T17:04:20</meta:creation-date>
    <dc:date>2007-06-11T17:32:10</dc:date>
    <dc:language>en-US</dc:language>
    <meta:editing-cycles>2</meta:editing-cycles>
    <meta:editing-duration>PT11M50S</meta:editing-duration>
    <meta:user-defined meta:name="Info 1"/>
    <meta:user-defined meta:name="Info 2"/>
    <meta:user-defined meta:name="Info 3"/>
    <meta:user-defined meta:name="Info 4"/>
    <meta:document-statistic meta:table-count="3" meta:cell-count="18"/>
  </office:meta>
</office:document-meta>
</file>